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3e14" officeooo:paragraph-rsid="00093e14"/>
    </style:style>
    <style:style style:name="P2" style:family="paragraph" style:parent-style-name="Standard">
      <style:text-properties fo:font-weight="bold" officeooo:rsid="00093e14" officeooo:paragraph-rsid="00093e14" style:font-weight-asian="bold" style:font-weight-complex="bold"/>
    </style:style>
    <style:style style:name="P3" style:family="paragraph" style:parent-style-name="Standard">
      <style:text-properties officeooo:rsid="000c9faf" officeooo:paragraph-rsid="000a45c0"/>
    </style:style>
    <style:style style:name="P4" style:family="paragraph" style:parent-style-name="Standard">
      <style:text-properties officeooo:rsid="000c9faf" officeooo:paragraph-rsid="000c9faf"/>
    </style:style>
    <style:style style:name="P5" style:family="paragraph" style:parent-style-name="Standard" style:list-style-name="L1">
      <style:text-properties fo:font-size="12pt" officeooo:rsid="000a45c0" officeooo:paragraph-rsid="000a45c0"/>
    </style:style>
    <style:style style:name="P6" style:family="paragraph" style:parent-style-name="Standard" style:list-style-name="L1">
      <style:text-properties fo:font-size="10pt" officeooo:rsid="000a45c0" officeooo:paragraph-rsid="000a45c0"/>
    </style:style>
    <style:style style:name="P7" style:family="paragraph" style:parent-style-name="Standard" style:list-style-name="L1">
      <style:text-properties fo:font-size="10pt" officeooo:rsid="000abfda" officeooo:paragraph-rsid="000abfda"/>
    </style:style>
    <style:style style:name="P8" style:family="paragraph" style:parent-style-name="Standard" style:list-style-name="L1">
      <style:text-properties fo:font-size="10pt" officeooo:rsid="0010f2d4" officeooo:paragraph-rsid="0010f2d4"/>
    </style:style>
    <style:style style:name="P9" style:family="paragraph" style:parent-style-name="Standard" style:list-style-name="L1">
      <style:text-properties officeooo:rsid="000c9faf" officeooo:paragraph-rsid="000c9faf"/>
    </style:style>
    <style:style style:name="P10" style:family="paragraph" style:parent-style-name="Standard" style:list-style-name="L2">
      <style:text-properties officeooo:rsid="000c9faf" officeooo:paragraph-rsid="000c9faf"/>
    </style:style>
    <style:style style:name="P11" style:family="paragraph" style:parent-style-name="Standard">
      <style:text-properties officeooo:rsid="000c9faf" officeooo:paragraph-rsid="000e130d"/>
    </style:style>
    <style:style style:name="P12" style:family="paragraph" style:parent-style-name="Standard" style:list-style-name="L1">
      <style:text-properties officeooo:rsid="000e130d" officeooo:paragraph-rsid="000e130d"/>
    </style:style>
    <style:style style:name="P13" style:family="paragraph" style:parent-style-name="Standard" style:list-style-name="L1">
      <style:text-properties officeooo:rsid="0010f2d4" officeooo:paragraph-rsid="000e130d"/>
    </style:style>
    <style:style style:name="P14" style:family="paragraph" style:parent-style-name="Standard" style:list-style-name="L1">
      <style:text-properties officeooo:rsid="0010f2d4" officeooo:paragraph-rsid="0010f2d4"/>
    </style:style>
    <style:style style:name="P15" style:family="paragraph" style:parent-style-name="Standard" style:list-style-name="L1">
      <style:text-properties officeooo:rsid="00147ac9" officeooo:paragraph-rsid="00147ac9"/>
    </style:style>
    <style:style style:name="P16" style:family="paragraph" style:parent-style-name="Standard" style:list-style-name="L2">
      <style:text-properties officeooo:rsid="00147ac9" officeooo:paragraph-rsid="00147ac9"/>
    </style:style>
    <style:style style:name="P17" style:family="paragraph" style:parent-style-name="Standard" style:list-style-name="L1">
      <style:text-properties officeooo:rsid="0014abc8" officeooo:paragraph-rsid="0014abc8"/>
    </style:style>
    <style:style style:name="P18" style:family="paragraph" style:parent-style-name="Standard" style:list-style-name="L1">
      <style:text-properties officeooo:rsid="0015b93f" officeooo:paragraph-rsid="0015b93f"/>
    </style:style>
    <style:style style:name="T1" style:family="text">
      <style:text-properties fo:font-size="14pt"/>
    </style:style>
    <style:style style:name="T2" style:family="text">
      <style:text-properties officeooo:rsid="000a45c0"/>
    </style:style>
    <style:style style:name="T3" style:family="text">
      <style:text-properties officeooo:rsid="000abfd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e130d"/>
    </style:style>
    <style:style style:name="T6" style:family="text">
      <style:text-properties officeooo:rsid="000f5bf5"/>
    </style:style>
    <style:style style:name="T7" style:family="text">
      <style:text-properties officeooo:rsid="0014ab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tep 5:</text:span> Still a men’s world</text:p>
      <text:p text:style-name="P1"/>
      <text:p text:style-name="P1">Doc <text:span text:style-name="T2">10</text:span>: No surrender</text:p>
      <text:p text:style-name="P1"/>
      <text:list xml:id="list2153401445839949102" text:style-name="L1">
        <text:list-item>
          <text:p text:style-name="P5">Explain the situation</text:p>
          <text:list>
            <text:list-item>
              <text:p text:style-name="P6">In the Ford car factory, there are women who are under-paid, and many of them protested. Their leader, Rita O’Grady, got a meeting with the Secretary of State for Employment, Barbara <text:span text:style-name="T3">Castle</text:span>, in order to <text:span text:style-name="T3">make a deal.</text:span></text:p>
              <text:p text:style-name="P7">Barbara says it would be complicated and would take time, but that doesn’t please Rita who is determined to get what she and all the others want: an equal pay between men and women.</text:p>
            </text:list-item>
          </text:list>
        </text:list-item>
      </text:list>
      <text:p text:style-name="P3"/>
      <text:list xml:id="list144224869330114" text:continue-numbering="true" text:style-name="L1">
        <text:list-item>
          <text:list>
            <text:list-item>
              <text:p text:style-name="P9">It’s an extract from a film released in 2010 by William Ivory.</text:p>
              <text:p text:style-name="P9">It deals with two women, Mrs Castle (the Secretary of State of Employment) and Rita (a sewer machinist and also <text:span text:style-name="T4">a</text:span> unionist).</text:p>
              <text:p text:style-name="P9">Rita wants equality between men and women <text:span text:style-name="T5">workers.</text:span></text:p>
              <text:p text:style-name="P12">Mrs. Castle is not against Rita’s proposition/proposal (?) but she thinks it should take more time. Mrs Castle wants them to work meanwhile. <text:span text:style-name="T6">She also wants to lower their expectations regarding equal pay.</text:span></text:p>
            </text:list-item>
          </text:list>
          <text:p text:style-name="P12"/>
        </text:list-item>
        <text:list-item>
          <text:p text:style-name="P13">Draw the portrait of Mrs Castle</text:p>
          <text:list>
            <text:list-item>
              <text:p text:style-name="P8">She’s a woman who listens anyone’s opinion or need, and who accepts to fulfil them. But she can also think about /</text:p>
              <text:p text:style-name="P14"/>
            </text:list-item>
          </text:list>
          <text:p text:style-name="P15">Adjectives describing Mrs Castle</text:p>
          <text:list text:continue-numbering="true">
            <text:list-item>
              <text:p text:style-name="P15">Unyielding</text:p>
            </text:list-item>
            <text:list-item>
              <text:p text:style-name="P15">Optimistic at the beginning, <text:span text:style-name="T7">r</text:span>ealistic in the end</text:p>
            </text:list-item>
            <text:list-item>
              <text:p text:style-name="P15">Wise</text:p>
            </text:list-item>
            <text:list-item>
              <text:p text:style-name="P17">Strong-minded</text:p>
            </text:list-item>
            <text:list-item>
              <text:p text:style-name="P17">Tough</text:p>
            </text:list-item>
            <text:list-item>
              <text:p text:style-name="P17">Determined</text:p>
            </text:list-item>
            <text:list-item>
              <text:p text:style-name="P17">Courageous / brave</text:p>
            </text:list-item>
            <text:list-item>
              <text:p text:style-name="P17">Responsible / thoughtful</text:p>
            </text:list-item>
            <text:list-item>
              <text:p text:style-name="P17">Aware</text:p>
            </text:list-item>
            <text:list-item>
              <text:p text:style-name="P17">Afraid / frightened</text:p>
            </text:list-item>
            <text:list-item>
              <text:p text:style-name="P17">Tactful</text:p>
            </text:list-item>
            <text:list-item>
              <text:p text:style-name="P17">Smart</text:p>
            </text:list-item>
            <text:list-item>
              <text:p text:style-name="P17">Sympathetic</text:p>
            </text:list-item>
            <text:list-item>
              <text:p text:style-name="P18">Patient</text:p>
            </text:list-item>
            <text:list-item>
              <text:p text:style-name="P18">Comprehensive</text:p>
            </text:list-item>
            <text:list-item>
              <text:p text:style-name="P18">Good listener</text:p>
            </text:list-item>
            <text:list-item>
              <text:p text:style-name="P18">Fair</text:p>
            </text:list-item>
            <text:list-item>
              <text:p text:style-name="P18">Vindicative</text:p>
            </text:list-item>
            <text:list-item>
              <text:p text:style-name="P18">Confident</text:p>
            </text:list-item>
          </text:list>
        </text:list-item>
      </text:list>
      <text:p text:style-name="P11"/>
      <text:p text:style-name="P4">Lexique:</text:p>
      <text:list xml:id="list8638239415057948259" text:style-name="L2">
        <text:list-item>
          <text:p text:style-name="P10"><text:span text:style-name="T4">a</text:span> unionist = un syndicaliste</text:p>
        </text:list-item>
        <text:list-item>
          <text:p text:style-name="P16">unyielding = qui ne lâche ri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4:43:08.091000000</meta:creation-date>
    <dc:date>2019-01-24T14:39:39.413000000</dc:date>
    <meta:editing-duration>PT22M35S</meta:editing-duration>
    <meta:editing-cycles>5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36" meta:word-count="270" meta:character-count="1417" meta:non-whitespace-character-count="1214"/>
  </office:meta>
</office:document-meta>
</file>